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1d412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31f104" officeooo:paragraph-rsid="0031f104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iberation Serif" fo:font-size="10pt" fo:font-weight="normal" officeooo:rsid="0023bc26" officeooo:paragraph-rsid="0023bc26" fo:background-color="#ffff00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Liberation Serif" fo:font-size="10pt" fo:font-weight="normal" officeooo:rsid="0023bc26" officeooo:paragraph-rsid="002cbce8" fo:background-color="#ffff00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Liberation Serif" fo:font-size="7pt" fo:font-weight="normal" officeooo:rsid="0023bc26" officeooo:paragraph-rsid="0023bc26" fo:background-color="#ffff00" style:font-size-asian="7pt" style:font-weight-asian="normal" style:font-size-complex="7pt" style:font-weight-complex="normal"/>
    </style:style>
    <style:style style:name="P8" style:family="paragraph" style:parent-style-name="Standard">
      <style:text-properties fo:color="#000000" style:font-name="Liberation Serif" fo:font-size="7pt" fo:font-weight="normal" officeooo:rsid="002c64cf" officeooo:paragraph-rsid="002c64cf" fo:background-color="#ffff00" style:font-size-asian="7pt" style:font-weight-asian="normal" style:font-size-complex="7pt" style:font-weight-complex="normal"/>
    </style:style>
    <style:style style:name="P9" style:family="paragraph" style:parent-style-name="Standard">
      <style:text-properties fo:color="#000000" style:font-name="Liberation Serif" fo:font-size="7pt" fo:font-weight="normal" officeooo:rsid="0023bc26" officeooo:paragraph-rsid="0023bc26" fo:background-color="transparent" style:font-size-asian="7pt" style:font-weight-asian="normal" style:font-size-complex="7pt" style:font-weight-complex="normal"/>
    </style:style>
    <style:style style:name="P10" style:family="paragraph" style:parent-style-name="Standard">
      <style:text-properties fo:color="#000000" style:font-name="Liberation Serif" fo:font-size="7pt" fo:font-weight="normal" officeooo:rsid="002adec0" officeooo:paragraph-rsid="002adec0" fo:background-color="transparent" style:font-size-asian="7pt" style:font-weight-asian="normal" style:font-size-complex="7pt" style:font-weight-complex="normal"/>
    </style:style>
    <style:style style:name="P11" style:family="paragraph" style:parent-style-name="Standard">
      <style:text-properties fo:color="#000000" style:font-name="Liberation Serif" fo:font-size="7pt" fo:font-weight="normal" officeooo:rsid="001d4129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style:text-properties fo:color="#000000" style:font-name="Liberation Serif" fo:font-size="7pt" fo:font-weight="bold" officeooo:rsid="0023bc26" officeooo:paragraph-rsid="0023bc26" fo:background-color="transparent" style:font-size-asian="7pt" style:font-weight-asian="bold" style:font-size-complex="7pt" style:font-weight-complex="bold"/>
    </style:style>
    <style:style style:name="P13" style:family="paragraph" style:parent-style-name="Standard">
      <style:text-properties fo:color="#000000" style:font-name="Liberation Serif" fo:font-size="8pt" fo:font-weight="bold" officeooo:rsid="00334945" officeooo:paragraph-rsid="00334945" fo:background-color="transparent" style:font-size-asian="8pt" style:font-weight-asian="bold" style:font-size-complex="8pt" style:font-weight-complex="bold"/>
    </style:style>
    <style:style style:name="P14" style:family="paragraph" style:parent-style-name="Text_20_body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P15" style:family="paragraph" style:parent-style-name="Heading_20_1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Liberation Serif" fo:font-size="10pt" fo:font-weight="normal" officeooo:rsid="001d4129" fo:background-color="transparent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size="7pt" fo:background-color="transparent" loext:char-shading-value="0" style:font-size-asian="7pt" style:font-size-complex="7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cxemotexnika.org/2019/05/sozdanie-obraza-linux-dlya-raspberry-pi-3-v-yocto/" text:style-name="Internet_20_link" text:visited-style-name="Visited_20_Internet_20_Link">https://cxemotexnika.org/2019/05/sozdanie-obraza-linux-dlya-raspberry-pi-3-v-yocto/</text:a></text:p>
      <text:h text:style-name="P15" text:outline-level="1"><text:bookmark text:name="post-title"/><text:span text:style-name="T3">Создание образа Linux для Raspberry Pi 3 в Yocto</text:span></text:h>
      <text:p text:style-name="P14"><text:span text:style-name="T3"/>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11T13:33:21.624646718</dc:date>
    <meta:editing-duration>PT3H15M53S</meta:editing-duration>
    <meta:editing-cycles>47</meta:editing-cycles>
    <meta:document-statistic meta:table-count="0" meta:image-count="0" meta:object-count="0" meta:page-count="1" meta:paragraph-count="2" meta:word-count="10" meta:character-count="131" meta:non-whitespace-character-count="123"/>
  </office:meta>
</office:document-meta>
</file>